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61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3.545cm"/>
    </style:style>
    <style:style style:name="co4" style:family="table-column">
      <style:table-column-properties fo:break-before="auto" style:column-width="3.741cm"/>
    </style:style>
    <style:style style:name="co5" style:family="table-column">
      <style:table-column-properties fo:break-before="auto" style:column-width="3.59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table:style-name="TL_20_Title" office:value-type="string" calcext:value-type="string" table:number-columns-spanned="6" table:number-rows-spanned="1">
            <text:p>Tabel 5: Opgave van het aantal krachtswerktuigen in de onderscheidende beroepsklasse gebezigd.</text:p>
          </table:table-cell>
          <table:covered-table-cell table:number-columns-repeated="4" table:style-name="TL_20_Title"/>
          <table:covered-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TL_20_RowProperty" office:value-type="string" calcext:value-type="string" table:number-columns-spanned="1" table:number-rows-spanned="2">
            <text:p>Gemeente</text:p>
          </table:table-cell>
          <table:table-cell table:style-name="ce5"/>
          <table:table-cell table:style-name="TL_20_ColHeader" office:value-type="string" calcext:value-type="string" table:number-columns-spanned="2" table:number-rows-spanned="1">
            <text:p>MANNEN</text:p>
          </table:table-cell>
          <table:covered-table-cell table:style-name="ce6"/>
          <table:table-cell table:style-name="TL_20_ColHeader" office:value-type="string" calcext:value-type="string" table:number-columns-spanned="2" table:number-rows-spanned="1">
            <text:p>VROUWEN</text:p>
          </table:table-cell>
          <table:covered-table-cell table:style-name="ce8"/>
          <table:table-cell table:number-columns-repeated="1018"/>
        </table:table-row>
        <table:table-row table:style-name="ro1">
          <table:covered-table-cell table:style-name="ce2"/>
          <table:table-cell table:style-name="ce5"/>
          <table:table-cell table:style-name="TL_20_ColHeader" office:value-type="string" calcext:value-type="string">
            <text:p>Hoofden</text:p>
          </table:table-cell>
          <table:table-cell table:style-name="TL_20_ColHeader" office:value-type="string" calcext:value-type="string">
            <text:p>Afzonderlijk levenden</text:p>
          </table:table-cell>
          <table:table-cell table:style-name="TL_20_ColHeader" office:value-type="string" calcext:value-type="string">
            <text:p>Hoofden</text:p>
          </table:table-cell>
          <table:table-cell table:style-name="TL_20_ColHeader" office:value-type="string" calcext:value-type="string">
            <text:p>Afzonderlijk levend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TL_20_RowHeader" office:value-type="string" calcext:value-type="string">
            <text:p>Arnhem</text:p>
          </table:table-cell>
          <table:table-cell/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050" calcext:value-type="float">
            <text:p>1050</text:p>
          </table:table-cell>
          <table:table-cell table:style-name="TL_20_Data" office:value-type="float" office:value="394" calcext:value-type="float">
            <text:p>394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Nijmegen</text:p>
          </table:table-cell>
          <table:table-cell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757" calcext:value-type="float">
            <text:p>757</text:p>
          </table:table-cell>
          <table:table-cell table:style-name="TL_20_Data" office:value-type="float" office:value="214" calcext:value-type="float">
            <text:p>214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Totaal</text:p>
          </table:table-cell>
          <table:table-cell/>
          <table:table-cell table:style-name="TL_20_Data" table:formula="of:=[.C7]+[.C6]" office:value-type="float" office:value="924" calcext:value-type="float">
            <text:p>924</text:p>
          </table:table-cell>
          <table:table-cell table:style-name="TL_20_Data" table:formula="of:=[.D7]+[.D6]" office:value-type="float" office:value="111" calcext:value-type="float">
            <text:p>111</text:p>
          </table:table-cell>
          <table:table-cell table:style-name="TL_20_Data" table:formula="of:=[.E7]+[.E6]" office:value-type="float" office:value="1807" calcext:value-type="float">
            <text:p>1807</text:p>
          </table:table-cell>
          <table:table-cell table:style-name="TL_20_Data" table:formula="of:=[.F7]+[.F6]" office:value-type="float" office:value="608" calcext:value-type="float">
            <text:p>608</text:p>
          </table:table-cell>
          <table:table-cell table:style-name="ce9" table:number-columns-repeated="1018"/>
        </table:table-row>
        <table:table-row table:style-name="ro2">
          <table:table-cell table:style-name="TL_20_RowHeader" office:value-type="string" calcext:value-type="string">
            <text:p>Aalten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Apeldoorn</text:p>
          </table:table-cell>
          <table:table-cell/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Barneveld</text:p>
          </table:table-cell>
          <table:table-cell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Bergh</text:p>
          </table:table-cell>
          <table:table-cell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Bemmel</text:p>
          </table:table-cell>
          <table:table-cell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Brummen</text:p>
          </table:table-cell>
          <table:table-cell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Culenborg</text:p>
          </table:table-cell>
          <table:table-cell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Ede</text:p>
          </table:table-cell>
          <table:table-cell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Eibergen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Elst</text:p>
          </table:table-cell>
          <table:table-cell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Epe</text:p>
          </table:table-cell>
          <table:table-cell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Ermelo</text:p>
          </table:table-cell>
          <table:table-cell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Gendringen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Groesbeek</text:p>
          </table:table-cell>
          <table:table-cell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Harderwijk</text:p>
          </table:table-cell>
          <table:table-cell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Heerde</text:p>
          </table:table-cell>
          <table:table-cell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Nijkerk</text:p>
          </table:table-cell>
          <table:table-cell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Oldebroek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Putten</text:p>
          </table:table-cell>
          <table:table-cell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Renkum</text:p>
          </table:table-cell>
          <table:table-cell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Rheden</text:p>
          </table:table-cell>
          <table:table-cell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Tiel</text:p>
          </table:table-cell>
          <table:table-cell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Valburg</text:p>
          </table:table-cell>
          <table:table-cell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Voorst</text:p>
          </table:table-cell>
          <table:table-cell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Wageningen</text:p>
          </table:table-cell>
          <table:table-cell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Winterswijk</text:p>
          </table:table-cell>
          <table:table-cell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Wisch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Zutphen</text:p>
          </table:table-cell>
          <table:table-cell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129" calcext:value-type="float">
            <text:p>129</text:p>
          </table:table-cell>
          <table:table-cell table:number-columns-repeated="1018"/>
        </table:table-row>
        <table:table-row table:style-name="ro2">
          <table:table-cell table:style-name="TL_20_RowHeader" office:value-type="string" calcext:value-type="string">
            <text:p>Totaal</text:p>
          </table:table-cell>
          <table:table-cell/>
          <table:table-cell table:style-name="TL_20_Data" table:formula="of:=[.C36]+[.C35]+[.C34]+[.C33]+[.C32]+[.C31]+[.C30]+[.C29]+[.C28]+[.C27]+[.C26]+[.C25]+[.C24]+[.C23]+[.C22]+[.C21]+[.C20]+[.C19]+[.C18]+[.C17]+[.C16]+[.C15]+[.C14]+[.C13]+[.C12]+[.C11]+[.C10]+[.C9]" office:value-type="float" office:value="1508" calcext:value-type="float">
            <text:p>1508</text:p>
          </table:table-cell>
          <table:table-cell table:style-name="TL_20_Data" table:formula="of:=[.D36]+[.D35]+[.D34]+[.D33]+[.D32]+[.D31]+[.D30]+[.D29]+[.D28]+[.D27]+[.D26]+[.D25]+[.D24]+[.D23]+[.D22]+[.D21]+[.D20]+[.D19]+[.D18]+[.D17]+[.D16]+[.D15]+[.D14]+[.D13]+[.D12]+[.D11]+[.D10]+[.D9]" office:value-type="float" office:value="197" calcext:value-type="float">
            <text:p>197</text:p>
          </table:table-cell>
          <table:table-cell table:style-name="TL_20_Data" table:formula="of:=[.E36]+[.E35]+[.E34]+[.E33]+[.E32]+[.E31]+[.E30]+[.E29]+[.E28]+[.E27]+[.E26]+[.E25]+[.E24]+[.E23]+[.E22]+[.E21]+[.E20]+[.E19]+[.E18]+[.E17]+[.E16]+[.E15]+[.E14]+[.E13]+[.E12]+[.E11]+[.E10]+[.E9]" office:value-type="float" office:value="3388" calcext:value-type="float">
            <text:p>3388</text:p>
          </table:table-cell>
          <table:table-cell table:style-name="TL_20_Data" table:formula="of:=[.F36]+[.F35]+[.F34]+[.F33]+[.F32]+[.F31]+[.F30]+[.F29]+[.F28]+[.F27]+[.F26]+[.F25]+[.F24]+[.F23]+[.F22]+[.F21]+[.F20]+[.F19]+[.F18]+[.F17]+[.F16]+[.F15]+[.F14]+[.F13]+[.F12]+[.F11]+[.F10]+[.F9]" office:value-type="float" office:value="1059" calcext:value-type="float">
            <text:p>1059</text:p>
          </table:table-cell>
          <table:table-cell table:style-name="ce9" table:number-columns-repeated="57"/>
          <table:table-cell table:style-name="ce9" table:formula="of:=[.BL36]+[.BL35]" office:value-type="float" office:value="0" calcext:value-type="float">
            <text:p>0</text:p>
          </table:table-cell>
          <table:table-cell table:style-name="ce9"/>
          <table:table-cell table:style-name="ce9" table:formula="of:=[.BN36]+[.BN35]" office:value-type="float" office:value="0" calcext:value-type="float">
            <text:p>0</text:p>
          </table:table-cell>
          <table:table-cell table:style-name="ce9" table:number-columns-repeated="2"/>
          <table:table-cell table:style-name="ce9" table:formula="of:=[.BQ36]+[.BQ35]" office:value-type="float" office:value="0" calcext:value-type="float">
            <text:p>0</text:p>
          </table:table-cell>
          <table:table-cell table:style-name="ce9" table:number-columns-repeated="9"/>
          <table:table-cell table:style-name="ce9" table:formula="of:=[.CA36]+[.CA35]" office:value-type="float" office:value="0" calcext:value-type="float">
            <text:p>0</text:p>
          </table:table-cell>
          <table:table-cell table:style-name="ce9" table:number-columns-repeated="3"/>
          <table:table-cell table:style-name="ce9" table:formula="of:=[.CE36]+[.CE35]" office:value-type="float" office:value="0" calcext:value-type="float">
            <text:p>0</text:p>
          </table:table-cell>
          <table:table-cell table:style-name="ce9" table:number-columns-repeated="941"/>
        </table:table-row>
        <table:table-row table:style-name="ro2">
          <table:table-cell table:style-name="TL_20_RowHeader" office:value-type="string" calcext:value-type="string">
            <text:p>Totaal overige gemeenten</text:p>
          </table:table-cell>
          <table:table-cell/>
          <table:table-cell table:style-name="TL_20_Data" office:value-type="float" office:value="975" calcext:value-type="float">
            <text:p>975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3251" calcext:value-type="float">
            <text:p>3251</text:p>
          </table:table-cell>
          <table:table-cell table:style-name="TL_20_Data" office:value-type="float" office:value="817" calcext:value-type="float">
            <text:p>817</text:p>
          </table:table-cell>
          <table:table-cell table:number-columns-repeated="1018"/>
        </table:table-row>
        <table:table-row table:style-name="ro1">
          <table:table-cell table:style-name="TL_20_RowHeader" office:value-type="string" calcext:value-type="string">
            <text:p>Algemeen totaal </text:p>
          </table:table-cell>
          <table:table-cell/>
          <table:table-cell table:style-name="TL_20_Data" table:formula="of:=[.C38]+[.C37]+[.C8]" office:value-type="float" office:value="3407" calcext:value-type="float">
            <text:p>3407</text:p>
          </table:table-cell>
          <table:table-cell table:style-name="TL_20_Data" table:formula="of:=[.D38]+[.D37]+[.D8]" office:value-type="float" office:value="517" calcext:value-type="float">
            <text:p>517</text:p>
          </table:table-cell>
          <table:table-cell table:style-name="TL_20_Data" table:formula="of:=[.E38]+[.E37]+[.E8]" office:value-type="float" office:value="8446" calcext:value-type="float">
            <text:p>8446</text:p>
          </table:table-cell>
          <table:table-cell table:style-name="TL_20_Data" table:formula="of:=[.F38]+[.F37]+[.F8]" office:value-type="float" office:value="2484" calcext:value-type="float">
            <text:p>2484</text:p>
          </table:table-cell>
          <table:table-cell table:style-name="ce9"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1" number:min-integer-digits="1"/>
      <number:text>-</number:text>
    </number:number-style>
    <number:number-style style:name="N173P1" style:volatile="true">
      <number:text/>
    </number:number-style>
    <number:text-style style:name="N173">
      <number:text-content/>
      <style:map style:condition="value()&gt;0" style:apply-style-name="N173P0"/>
      <style:map style:condition="value()&lt;0" style:apply-style-name="N173P1"/>
    </number:text-style>
    <number:number-style style:name="N175P0" style:volatile="true">
      <number:number number:decimal-places="0" number:min-integer-digits="1"/>
    </number:number-style>
    <number:number-style style:name="N175P1" style:volatile="true">
      <number:text>-</number:text>
      <number:number number:decimal-places="0" number:min-integer-digits="1"/>
    </number:number-style>
    <number:number-style style:name="N175P2" style:volatile="true">
      <number:text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0:09:28.649245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Christophe Gueret</dc:creator>
    <dc:date>2014-12-21T10:09:51.165382201</dc:date>
    <meta:print-date>2004-01-22T22:12:01</meta:print-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82" meta:object-count="0"/>
  </office:meta>
</office:document-meta>
</file>